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e" officeooo:paragraph-rsid="00145ffe"/>
    </style:style>
    <style:style style:name="P2" style:family="paragraph" style:parent-style-name="Standard">
      <style:text-properties officeooo:rsid="00145ffe" officeooo:paragraph-rsid="00145ffe"/>
    </style:style>
    <style:style style:name="P3" style:family="paragraph" style:parent-style-name="Standard">
      <style:text-properties officeooo:rsid="00167962" officeooo:paragraph-rsid="00167962"/>
    </style:style>
    <style:style style:name="T1" style:family="text">
      <style:text-properties officeooo:rsid="00167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1: Introducción a Git</text:p>
      <text:p text:style-name="P1">Capítulo 2: Flujo de trabajo básico</text:p>
      <text:p text:style-name="P3">Capítulo 3: Gestión de ramas</text:p>
      <text:p text:style-name="P1">Capítulo 3: R<text:span text:style-name="T1">ep</text:span>ositorios remo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09:58:06.819840564</meta:creation-date>
    <dc:date>2022-10-14T10:16:32.757202794</dc:date>
    <meta:editing-duration>PT1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0" meta:character-count="126" meta:non-whitespace-character-count="110"/>
  </office:meta>
</office:document-meta>
</file>